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DecisionRegimeOctroiRFM" style:family="table" style:master-page-name="">
      <style:table-properties style:width="16.999cm" style:page-number="auto" table:align="margins" fo:keep-with-next="always" style:may-break-between-rows="false"/>
    </style:style>
    <style:style style:name="tabDecompteDecisionRegimeOctroiRFM.A" style:family="table-column">
      <style:table-column-properties style:column-width="2.882cm" style:rel-column-width="11111*"/>
    </style:style>
    <style:style style:name="tabDecompteDecisionRegimeOctroiRFM.B" style:family="table-column">
      <style:table-column-properties style:column-width="5.576cm" style:rel-column-width="21495*"/>
    </style:style>
    <style:style style:name="tabDecompteDecisionRegimeOctroiRFM.C" style:family="table-column">
      <style:table-column-properties style:column-width="0.212cm" style:rel-column-width="816*"/>
    </style:style>
    <style:style style:name="tabDecompteDecisionRegimeOctroiRFM.D" style:family="table-column">
      <style:table-column-properties style:column-width="2.646cm" style:rel-column-width="10200*"/>
    </style:style>
    <style:style style:name="tabDecompteDecisionRegimeOctroiRFM.E" style:family="table-column">
      <style:table-column-properties style:column-width="0.185cm" style:rel-column-width="714*"/>
    </style:style>
    <style:style style:name="tabDecompteDecisionRegimeOctroiRFM.F" style:family="table-column">
      <style:table-column-properties style:column-width="2.91cm" style:rel-column-width="11220*"/>
    </style:style>
    <style:style style:name="tabDecompteDecisionRegimeOctroiRFM.G" style:family="table-column">
      <style:table-column-properties style:column-width="0.318cm" style:rel-column-width="1224*"/>
    </style:style>
    <style:style style:name="tabDecompteDecisionRegimeOctroiRFM.H" style:family="table-column">
      <style:table-column-properties style:column-width="2.27cm" style:rel-column-width="8755*"/>
    </style:style>
    <style:style style:name="tabDecompteDecisionRegimeOctroiRFM.A1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DecompteDecisionRegimeOctroiRFM.B1" style:family="table-cell">
      <style:table-cell-properties fo:background-color="transparent" fo:padding-left="0.049cm" fo:padding-right="0cm" fo:padding-top="0cm" fo:padding-bottom="0cm" fo:border-left="none" fo:border-right="none" fo:border-top="none" fo:border-bottom="0.018cm solid #000000">
        <style:background-image/>
      </style:table-cell-properties>
    </style:style>
    <style:style style:name="tabDecompteDecisionRegimeOctroiRFM.C1" style:family="table-cell">
      <style:table-cell-properties fo:background-color="transparent" fo:padding="0cm" fo:border="none">
        <style:background-image/>
      </style:table-cell-properties>
    </style:style>
    <style:style style:name="tabDecompteDecisionRegimeOctroiRFM.B2" style:family="table-cell">
      <style:table-cell-properties fo:background-color="transparent" fo:padding-left="0.049cm" fo:padding-right="0cm" fo:padding-top="0cm" fo:padding-bottom="0cm" fo:border="none">
        <style:background-image/>
      </style:table-cell-properties>
    </style:style>
    <style:style style:name="tabDecompteDecisionRegimeOctroiRFM.G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2pt" style:font-size-asian="12pt" style:font-size-complex="12pt"/>
    </style:style>
    <style:style style:name="P10" style:family="paragraph" style:parent-style-name="Text_20_body" style:master-page-name="">
      <style:paragraph-properties fo:margin-top="0cm" fo:margin-bottom="0cm" fo:keep-together="always" style:page-number="auto" fo:keep-with-next="always"/>
      <style:text-properties style:font-name="Arial" fo:font-size="2pt" style:font-size-asian="2pt" style:font-size-complex="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DecompteDecisionRegimeOctroiRFM" table:style-name="tabDecompteDecisionRegimeOctroiRFM">
        <table:table-column table:style-name="tabDecompteDecisionRegimeOctroiRFM.A"/>
        <table:table-column table:style-name="tabDecompteDecisionRegimeOctroiRFM.B"/>
        <table:table-column table:style-name="tabDecompteDecisionRegimeOctroiRFM.C"/>
        <table:table-column table:style-name="tabDecompteDecisionRegimeOctroiRFM.D"/>
        <table:table-column table:style-name="tabDecompteDecisionRegimeOctroiRFM.E"/>
        <table:table-column table:style-name="tabDecompteDecisionRegimeOctroiRFM.F"/>
        <table:table-column table:style-name="tabDecompteDecisionRegimeOctroiRFM.G"/>
        <table:table-column table:style-name="tabDecompteDecisionRegimeOctroiRFM.H"/>
        <table:table-row>
          <table:table-cell table:style-name="tabDecompteDecisionRegimeOctroiRFM.A1" office:value-type="string">
            <text:p text:style-name="P1"><text:span text:style-name="T1">%=titreDecompte=%</text:span><text:line-break/>%=titrePeriode=%</text:p>
          </table:table-cell>
          <table:table-cell table:style-name="tabDecompteDecisionRegimeOctroiRFM.B1" office:value-type="string">
            <text:p text:style-name="P1"/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A1" office:value-type="string">
            <text:p text:style-name="P2">%=titreNombreMois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2">%=titreMontantMensuel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2">%=titreMontantTotal=%</text:p>
          </table:table-cell>
        </table:table-row>
        <table:table-row>
          <table:table-cell table:style-name="tabDecompteDecisionRegimeOctroiRFM.C1" office:value-type="string">
            <text:p text:style-name="P1">%{ligneDecompteRetro}%%=texteRetroActif=%</text:p>
          </table:table-cell>
          <table:table-cell table:style-name="tabDecompteDecisionRegimeOctroiRFM.B2" office:value-type="string">
            <text:p text:style-name="P1">%=periodeRetroactif=%</text:p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>%=nombreMoisRetroactif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>%=montantRetroIndemniteMensuel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>%=montantTotalRetro=% <text:s text:c="5"/></text:p>
          </table:table-cell>
        </table:table-row>
        <table:table-row>
          <table:table-cell table:style-name="tabDecompteDecisionRegimeOctroiRFM.C1" office:value-type="string">
            <text:p text:style-name="P4">%{ligneDecompteRembourse}%#6#%=texteRemboursementTiers=%</text:p>
          </table:table-cell>
          <table:table-cell table:style-name="tabDecompteDecisionRegimeOctroiRFM.B2" office:value-type="string">
            <text:p text:style-name="P1"/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G3" office:value-type="string">
            <text:p text:style-name="P2">-</text:p>
          </table:table-cell>
          <table:table-cell table:style-name="tabDecompteDecisionRegimeOctroiRFM.G3" office:value-type="string">
            <text:p text:style-name="P5">%=montantTiers=% <text:s text:c="5"/></text:p>
          </table:table-cell>
        </table:table-row>
        <table:table-row>
          <table:table-cell table:style-name="tabDecompteDecisionRegimeOctroiRFM.C1" office:value-type="string">
            <text:p text:style-name="P1">%{ligneMoisCourant}%%=texteMoisCourant=%</text:p>
          </table:table-cell>
          <table:table-cell table:style-name="tabDecompteDecisionRegimeOctroiRFM.B2" office:value-type="string">
            <text:p text:style-name="P1">%=periodeMoisCourant=%</text:p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>%=nombreMoisCourant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>%=montantMoisCourantMensuel=%</text:p>
          </table:table-cell>
          <table:table-cell table:style-name="tabDecompteDecisionRegimeOctroiRFM.G3" office:value-type="string">
            <text:p text:style-name="P2">+</text:p>
          </table:table-cell>
          <table:table-cell table:style-name="tabDecompteDecisionRegimeOctroiRFM.G3" office:value-type="string">
            <text:p text:style-name="P3">%=montantMoisCourant=% <text:s text:c="5"/></text:p>
          </table:table-cell>
        </table:table-row>
        <table:table-row>
          <table:table-cell table:style-name="tabDecompteDecisionRegimeOctroiRFM.C1" office:value-type="string">
            <text:p text:style-name="P6">%{ligneDecompteTotal}%#6#%=texteMontantTotal=%</text:p>
          </table:table-cell>
          <table:table-cell table:style-name="tabDecompteDecisionRegimeOctroiRFM.B2" office:value-type="string">
            <text:p text:style-name="P1"/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7">꞊</text:p>
          </table:table-cell>
          <table:table-cell table:style-name="tabDecompteDecisionRegimeOctroiRFM.A1" office:value-type="string">
            <text:p text:style-name="P8">%=montantTotal=% <text:s text:c="5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9-18T16:05:32.78</dc:date>
    <meta:editing-cycles>64</meta:editing-cycles>
    <meta:editing-duration>PT3H5M17S</meta:editing-duration>
    <meta:document-statistic meta:table-count="1" meta:image-count="0" meta:object-count="0" meta:page-count="1" meta:paragraph-count="21" meta:word-count="22" meta:character-count="531"/>
    <meta:user-defined meta:name="Info 1"/>
    <meta:user-defined meta:name="Info 2"/>
    <meta:user-defined meta:name="Info 3"/>
    <meta:user-defined meta:name="Info 4"/>
  </office:meta>
</office:document-meta>
</file>